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0495c5" officeooo:paragraph-rsid="000495c5"/>
    </style:style>
    <style:style style:name="P2" style:family="paragraph" style:parent-style-name="Standard">
      <style:text-properties fo:language="ru" fo:country="RU" officeooo:rsid="000797fc" officeooo:paragraph-rsid="001dd69e"/>
    </style:style>
    <style:style style:name="P3" style:family="paragraph" style:parent-style-name="Standard">
      <style:text-properties fo:language="ru" fo:country="RU" officeooo:rsid="001ad645" officeooo:paragraph-rsid="00274f87"/>
    </style:style>
    <style:style style:name="P4" style:family="paragraph" style:parent-style-name="Standard">
      <style:text-properties fo:language="ru" fo:country="RU" officeooo:rsid="002ecdbf" officeooo:paragraph-rsid="002ecdbf"/>
    </style:style>
    <style:style style:name="P5" style:family="paragraph" style:parent-style-name="Standard">
      <style:text-properties fo:language="ru" fo:country="RU" officeooo:rsid="00328af9" officeooo:paragraph-rsid="00328af9"/>
    </style:style>
    <style:style style:name="P6" style:family="paragraph" style:parent-style-name="Standard">
      <style:text-properties fo:language="ru" fo:country="RU" officeooo:rsid="00152400" officeooo:paragraph-rsid="0038a9fa"/>
    </style:style>
    <style:style style:name="P7" style:family="paragraph" style:parent-style-name="Standard">
      <style:text-properties fo:language="ru" fo:country="RU" officeooo:rsid="00274f87" officeooo:paragraph-rsid="002be04d"/>
    </style:style>
    <style:style style:name="P8" style:family="paragraph" style:parent-style-name="Standard">
      <style:text-properties fo:language="ru" fo:country="RU" fo:font-style="italic" officeooo:rsid="0037d882" officeooo:paragraph-rsid="00419d67" style:font-style-asian="italic" style:font-style-complex="italic"/>
    </style:style>
    <style:style style:name="P9" style:family="paragraph" style:parent-style-name="Standard">
      <style:text-properties fo:language="ru" fo:country="RU" fo:font-style="italic" officeooo:rsid="0040a08d" officeooo:paragraph-rsid="0040a08d" style:font-style-asian="italic" style:font-style-complex="italic"/>
    </style:style>
    <style:style style:name="P10" style:family="paragraph" style:parent-style-name="Standard">
      <style:text-properties fo:language="ru" fo:country="RU" fo:font-style="italic" officeooo:rsid="0041f17d" officeooo:paragraph-rsid="0041f17d" style:font-style-asian="italic" style:font-style-complex="italic"/>
    </style:style>
    <style:style style:name="P11" style:family="paragraph" style:parent-style-name="Standard">
      <style:text-properties fo:language="ru" fo:country="RU" fo:font-style="italic" officeooo:rsid="00454c66" officeooo:paragraph-rsid="004efd4c" style:font-style-asian="italic" style:font-style-complex="italic"/>
    </style:style>
    <style:style style:name="P12" style:family="paragraph" style:parent-style-name="Standard">
      <style:text-properties fo:language="ru" fo:country="RU" fo:font-style="italic" officeooo:rsid="004af18b" officeooo:paragraph-rsid="004c76d2" style:font-style-asian="italic" style:font-style-complex="italic"/>
    </style:style>
    <style:style style:name="P13" style:family="paragraph" style:parent-style-name="Standard">
      <style:text-properties fo:language="ru" fo:country="RU" fo:font-style="italic" officeooo:rsid="0054a9b4" officeooo:paragraph-rsid="0054a9b4" style:font-style-asian="italic" style:font-style-complex="italic"/>
    </style:style>
    <style:style style:name="P14" style:family="paragraph" style:parent-style-name="Standard">
      <style:text-properties fo:language="ru" fo:country="RU" fo:font-style="italic" officeooo:rsid="0054bcc4" officeooo:paragraph-rsid="0054bcc4" style:font-style-asian="italic" style:font-style-complex="italic"/>
    </style:style>
    <style:style style:name="P15" style:family="paragraph" style:parent-style-name="Standard">
      <style:text-properties fo:language="ru" fo:country="RU" fo:font-style="italic" officeooo:rsid="0054bcc4" officeooo:paragraph-rsid="005ab9d4" style:font-style-asian="italic" style:font-style-complex="italic"/>
    </style:style>
    <style:style style:name="P16" style:family="paragraph" style:parent-style-name="Standard">
      <style:text-properties fo:language="ru" fo:country="RU" fo:font-style="italic" officeooo:rsid="0054bcc4" officeooo:paragraph-rsid="006479b3" style:font-style-asian="italic" style:font-style-complex="italic"/>
    </style:style>
    <style:style style:name="P17" style:family="paragraph" style:parent-style-name="Standard">
      <style:text-properties fo:language="ru" fo:country="RU" fo:font-style="italic" officeooo:rsid="005e41dc" officeooo:paragraph-rsid="00627b0b" style:font-style-asian="italic" style:font-style-complex="italic"/>
    </style:style>
    <style:style style:name="P18" style:family="paragraph" style:parent-style-name="Standard">
      <style:text-properties fo:language="ru" fo:country="RU" fo:font-style="italic" officeooo:rsid="00627b0b" officeooo:paragraph-rsid="00627b0b" style:font-style-asian="italic" style:font-style-complex="italic"/>
    </style:style>
    <style:style style:name="P19" style:family="paragraph" style:parent-style-name="Standard">
      <style:text-properties fo:language="ru" fo:country="RU" fo:font-style="italic" officeooo:rsid="00667a83" officeooo:paragraph-rsid="00667a83" style:font-style-asian="italic" style:font-style-complex="italic"/>
    </style:style>
    <style:style style:name="P20" style:family="paragraph" style:parent-style-name="Standard">
      <style:text-properties fo:language="ru" fo:country="RU" fo:font-style="italic" officeooo:rsid="0067aaf9" officeooo:paragraph-rsid="0067aaf9" style:font-style-asian="italic" style:font-style-complex="italic"/>
    </style:style>
    <style:style style:name="P21" style:family="paragraph" style:parent-style-name="Standard">
      <style:text-properties fo:language="ru" fo:country="RU" fo:font-style="italic" officeooo:rsid="0067cefb" officeooo:paragraph-rsid="0067cefb" style:font-style-asian="italic" style:font-style-complex="italic"/>
    </style:style>
    <style:style style:name="P22" style:family="paragraph" style:parent-style-name="Standard">
      <style:text-properties fo:language="ru" fo:country="RU" fo:font-style="italic" officeooo:rsid="00691c46" officeooo:paragraph-rsid="00691c46" style:font-style-asian="italic" style:font-style-complex="italic"/>
    </style:style>
    <style:style style:name="P23" style:family="paragraph" style:parent-style-name="Standard">
      <style:text-properties fo:language="ru" fo:country="RU" fo:font-style="italic" officeooo:rsid="006a6d69" officeooo:paragraph-rsid="006a6d69" style:font-style-asian="italic" style:font-style-complex="italic"/>
    </style:style>
    <style:style style:name="P24" style:family="paragraph" style:parent-style-name="Standard">
      <style:text-properties fo:language="ru" fo:country="RU" fo:font-style="italic" officeooo:rsid="006c3a18" officeooo:paragraph-rsid="006cfea0" style:font-style-asian="italic" style:font-style-complex="italic"/>
    </style:style>
    <style:style style:name="P25" style:family="paragraph" style:parent-style-name="Standard">
      <style:text-properties fo:language="ru" fo:country="RU" fo:font-style="italic" officeooo:rsid="006dd16b" officeooo:paragraph-rsid="006dd16b" style:font-style-asian="italic" style:font-style-complex="italic"/>
    </style:style>
    <style:style style:name="P26" style:family="paragraph" style:parent-style-name="Standard">
      <style:text-properties fo:language="ru" fo:country="RU" fo:font-style="italic" officeooo:rsid="006f5a1d" officeooo:paragraph-rsid="006f5a1d" style:font-style-asian="italic" style:font-style-complex="italic"/>
    </style:style>
    <style:style style:name="P27" style:family="paragraph" style:parent-style-name="Standard">
      <style:text-properties fo:language="ru" fo:country="RU" fo:font-style="normal" officeooo:rsid="006f5a1d" officeooo:paragraph-rsid="006f5a1d" style:font-style-asian="normal" style:font-style-complex="normal"/>
    </style:style>
    <style:style style:name="P28" style:family="paragraph" style:parent-style-name="Standard">
      <style:text-properties fo:language="ru" fo:country="RU" fo:font-style="normal" officeooo:rsid="0072754d" officeooo:paragraph-rsid="0072754d" style:font-style-asian="normal" style:font-style-complex="normal"/>
    </style:style>
    <style:style style:name="P29" style:family="paragraph" style:parent-style-name="Standard">
      <style:text-properties fo:language="ru" fo:country="RU" fo:font-style="normal" officeooo:rsid="0073c117" officeooo:paragraph-rsid="0073c117" style:font-style-asian="normal" style:font-style-complex="normal"/>
    </style:style>
    <style:style style:name="P30" style:family="paragraph" style:parent-style-name="Standard">
      <style:text-properties fo:language="ru" fo:country="RU" fo:font-style="normal" officeooo:rsid="0073c117" officeooo:paragraph-rsid="0073fd95" style:font-style-asian="normal" style:font-style-complex="normal"/>
    </style:style>
    <style:style style:name="P31" style:family="paragraph" style:parent-style-name="Standard">
      <style:text-properties fo:language="ru" fo:country="RU" fo:font-style="normal" officeooo:rsid="0073c117" officeooo:paragraph-rsid="0077986c" style:font-style-asian="normal" style:font-style-complex="normal"/>
    </style:style>
    <style:style style:name="P32" style:family="paragraph" style:parent-style-name="Standard">
      <style:text-properties fo:language="ru" fo:country="RU" fo:font-style="normal" officeooo:rsid="0073fd95" officeooo:paragraph-rsid="0073fd95" style:font-style-asian="normal" style:font-style-complex="normal"/>
    </style:style>
    <style:style style:name="P33" style:family="paragraph" style:parent-style-name="Standard">
      <style:text-properties fo:language="ru" fo:country="RU" fo:font-style="normal" officeooo:rsid="0077986c" officeooo:paragraph-rsid="0077986c" style:font-style-asian="normal" style:font-style-complex="normal"/>
    </style:style>
    <style:style style:name="P34" style:family="paragraph" style:parent-style-name="Standard">
      <style:text-properties fo:language="ru" fo:country="RU" fo:font-style="normal" officeooo:rsid="007a6363" officeooo:paragraph-rsid="007a6363" style:font-style-asian="normal" style:font-style-complex="normal"/>
    </style:style>
    <style:style style:name="P35" style:family="paragraph" style:parent-style-name="Standard">
      <style:text-properties fo:language="ru" fo:country="RU" fo:font-style="normal" officeooo:rsid="007af11d" officeooo:paragraph-rsid="007af11d" style:font-style-asian="normal" style:font-style-complex="normal"/>
    </style:style>
    <style:style style:name="P36" style:family="paragraph" style:parent-style-name="Standard">
      <style:text-properties fo:language="ru" fo:country="RU" fo:font-style="normal" officeooo:rsid="007af11d" officeooo:paragraph-rsid="007bfd59" style:font-style-asian="normal" style:font-style-complex="normal"/>
    </style:style>
    <style:style style:name="P37" style:family="paragraph" style:parent-style-name="Standard">
      <style:text-properties fo:language="ru" fo:country="RU" fo:font-style="normal" officeooo:rsid="007bbeff" officeooo:paragraph-rsid="007bbeff" style:font-style-asian="normal" style:font-style-complex="normal"/>
    </style:style>
    <style:style style:name="P38" style:family="paragraph" style:parent-style-name="Standard">
      <style:text-properties fo:language="ru" fo:country="RU" fo:font-style="normal" officeooo:rsid="007bfd59" officeooo:paragraph-rsid="007bfd59" style:font-style-asian="normal" style:font-style-complex="normal"/>
    </style:style>
    <style:style style:name="P39" style:family="paragraph" style:parent-style-name="Standard">
      <style:text-properties fo:language="ru" fo:country="RU" fo:font-style="normal" officeooo:rsid="007de998" officeooo:paragraph-rsid="007de998" style:font-style-asian="normal" style:font-style-complex="normal"/>
    </style:style>
    <style:style style:name="P40" style:family="paragraph" style:parent-style-name="Standard">
      <style:text-properties fo:language="ru" fo:country="RU" fo:font-style="normal" officeooo:rsid="007ecefd" officeooo:paragraph-rsid="00885e26" style:font-style-asian="normal" style:font-style-complex="normal"/>
    </style:style>
    <style:style style:name="P41" style:family="paragraph" style:parent-style-name="Standard">
      <style:text-properties fo:language="ru" fo:country="RU" fo:font-style="normal" officeooo:rsid="008fb2eb" officeooo:paragraph-rsid="008fb2eb" style:font-style-asian="normal" style:font-style-complex="normal"/>
    </style:style>
    <style:style style:name="P42" style:family="paragraph" style:parent-style-name="Standard">
      <style:text-properties fo:language="ru" fo:country="RU" fo:font-style="normal" officeooo:rsid="00945c29" officeooo:paragraph-rsid="009aa109" style:font-style-asian="normal" style:font-style-complex="normal"/>
    </style:style>
    <style:style style:name="P43" style:family="paragraph" style:parent-style-name="Standard">
      <style:text-properties fo:language="ru" fo:country="RU" fo:font-style="normal" officeooo:rsid="009be487" officeooo:paragraph-rsid="00a0aa89" style:font-style-asian="normal" style:font-style-complex="normal"/>
    </style:style>
    <style:style style:name="P44"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fo:language="ru" fo:country="RU" fo:font-style="normal" officeooo:rsid="006f5a1d" officeooo:paragraph-rsid="006f5a1d" style:font-style-asian="normal" style:font-style-complex="normal"/>
    </style:style>
    <style:style style:name="P45" style:family="paragraph" style:parent-style-name="Standard">
      <style:text-properties fo:language="ru" fo:country="RU" fo:font-style="normal" officeooo:rsid="00a0ab3e" officeooo:paragraph-rsid="00a0ab3e" style:font-style-asian="normal" style:font-style-complex="normal"/>
    </style:style>
    <style:style style:name="P46" style:family="paragraph" style:parent-style-name="Standard">
      <style:text-properties fo:language="ru" fo:country="RU" fo:font-style="normal" officeooo:rsid="00a0ab3e" officeooo:paragraph-rsid="00a41c24" style:font-style-asian="normal" style:font-style-complex="normal"/>
    </style:style>
    <style:style style:name="P47" style:family="paragraph" style:parent-style-name="Standard">
      <style:text-properties fo:language="ru" fo:country="RU" fo:font-style="normal" officeooo:rsid="00a0ab3e" officeooo:paragraph-rsid="00a4f3c4" style:font-style-asian="normal" style:font-style-complex="normal"/>
    </style:style>
    <style:style style:name="P48" style:family="paragraph" style:parent-style-name="Standard">
      <style:text-properties fo:language="ru" fo:country="RU" fo:font-style="normal" officeooo:rsid="00a4f3c4" officeooo:paragraph-rsid="00a4f3c4"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officeooo:rsid="003058a2"/>
    </style:style>
    <style:style style:name="T13" style:family="text">
      <style:text-properties officeooo:rsid="003415f1"/>
    </style:style>
    <style:style style:name="T14" style:family="text">
      <style:text-properties officeooo:rsid="00363ab8"/>
    </style:style>
    <style:style style:name="T15" style:family="text">
      <style:text-properties officeooo:rsid="0038daec"/>
    </style:style>
    <style:style style:name="T16" style:family="text">
      <style:text-properties officeooo:rsid="003929d3"/>
    </style:style>
    <style:style style:name="T17" style:family="text">
      <style:text-properties officeooo:rsid="003b022f"/>
    </style:style>
    <style:style style:name="T18" style:family="text">
      <style:text-properties officeooo:rsid="003bd8eb"/>
    </style:style>
    <style:style style:name="T19" style:family="text">
      <style:text-properties officeooo:rsid="003d934b"/>
    </style:style>
    <style:style style:name="T20" style:family="text">
      <style:text-properties fo:font-style="normal" style:font-style-asian="normal" style:font-style-complex="normal"/>
    </style:style>
    <style:style style:name="T21" style:family="text">
      <style:text-properties fo:font-style="normal" officeooo:rsid="003d934b" style:font-style-asian="normal" style:font-style-complex="normal"/>
    </style:style>
    <style:style style:name="T22" style:family="text">
      <style:text-properties fo:font-style="normal" officeooo:rsid="003e4e43" style:font-style-asian="normal" style:font-style-complex="normal"/>
    </style:style>
    <style:style style:name="T23" style:family="text">
      <style:text-properties fo:font-style="normal" officeooo:rsid="003f3465" style:font-style-asian="normal" style:font-style-complex="normal"/>
    </style:style>
    <style:style style:name="T24" style:family="text">
      <style:text-properties fo:font-style="normal" officeooo:rsid="00406898" style:font-style-asian="normal" style:font-style-complex="normal"/>
    </style:style>
    <style:style style:name="T25" style:family="text">
      <style:text-properties fo:font-style="normal" officeooo:rsid="00419d67" style:font-style-asian="normal" style:font-style-complex="normal"/>
    </style:style>
    <style:style style:name="T26" style:family="text">
      <style:text-properties fo:font-style="normal" officeooo:rsid="0041f17d" style:font-style-asian="normal" style:font-style-complex="normal"/>
    </style:style>
    <style:style style:name="T27" style:family="text">
      <style:text-properties fo:font-style="normal" officeooo:rsid="0043d4c5" style:font-style-asian="normal" style:font-style-complex="normal"/>
    </style:style>
    <style:style style:name="T28" style:family="text">
      <style:text-properties fo:font-style="normal" officeooo:rsid="00454c66" style:font-style-asian="normal" style:font-style-complex="normal"/>
    </style:style>
    <style:style style:name="T29" style:family="text">
      <style:text-properties fo:font-style="normal" officeooo:rsid="0045673d" style:font-style-asian="normal" style:font-style-complex="normal"/>
    </style:style>
    <style:style style:name="T30" style:family="text">
      <style:text-properties fo:font-style="normal" officeooo:rsid="0045751f" style:font-style-asian="normal" style:font-style-complex="normal"/>
    </style:style>
    <style:style style:name="T31" style:family="text">
      <style:text-properties fo:font-style="normal" officeooo:rsid="0045a057" style:font-style-asian="normal" style:font-style-complex="normal"/>
    </style:style>
    <style:style style:name="T32" style:family="text">
      <style:text-properties fo:font-style="normal" officeooo:rsid="00476c5f" style:font-style-asian="normal" style:font-style-complex="normal"/>
    </style:style>
    <style:style style:name="T33" style:family="text">
      <style:text-properties fo:font-style="normal" officeooo:rsid="004bafc6" style:font-style-asian="normal" style:font-style-complex="normal"/>
    </style:style>
    <style:style style:name="T34" style:family="text">
      <style:text-properties fo:font-style="normal" officeooo:rsid="004c76d2" style:font-style-asian="normal" style:font-style-complex="normal"/>
    </style:style>
    <style:style style:name="T35" style:family="text">
      <style:text-properties fo:font-style="normal" officeooo:rsid="004df15c" style:font-style-asian="normal" style:font-style-complex="normal"/>
    </style:style>
    <style:style style:name="T36" style:family="text">
      <style:text-properties fo:font-style="normal" officeooo:rsid="004e7bda" style:font-style-asian="normal" style:font-style-complex="normal"/>
    </style:style>
    <style:style style:name="T37" style:family="text">
      <style:text-properties fo:font-style="normal" officeooo:rsid="004e8660" style:font-style-asian="normal" style:font-style-complex="normal"/>
    </style:style>
    <style:style style:name="T38" style:family="text">
      <style:text-properties fo:font-style="normal" officeooo:rsid="004efd4c" style:font-style-asian="normal" style:font-style-complex="normal"/>
    </style:style>
    <style:style style:name="T39" style:family="text">
      <style:text-properties fo:font-style="normal" officeooo:rsid="0050007e" style:font-style-asian="normal" style:font-style-complex="normal"/>
    </style:style>
    <style:style style:name="T40" style:family="text">
      <style:text-properties fo:font-style="normal" officeooo:rsid="00505d06" style:font-style-asian="normal" style:font-style-complex="normal"/>
    </style:style>
    <style:style style:name="T41" style:family="text">
      <style:text-properties fo:font-style="normal" officeooo:rsid="0051d955" style:font-style-asian="normal" style:font-style-complex="normal"/>
    </style:style>
    <style:style style:name="T42" style:family="text">
      <style:text-properties fo:font-style="normal" officeooo:rsid="0052ca59" style:font-style-asian="normal" style:font-style-complex="normal"/>
    </style:style>
    <style:style style:name="T43" style:family="text">
      <style:text-properties fo:font-style="normal" officeooo:rsid="0055d1bf" style:font-style-asian="normal" style:font-style-complex="normal"/>
    </style:style>
    <style:style style:name="T44" style:family="text">
      <style:text-properties fo:font-style="normal" officeooo:rsid="0056a681" style:font-style-asian="normal" style:font-style-complex="normal"/>
    </style:style>
    <style:style style:name="T45" style:family="text">
      <style:text-properties fo:font-style="normal" officeooo:rsid="00570cff" style:font-style-asian="normal" style:font-style-complex="normal"/>
    </style:style>
    <style:style style:name="T46" style:family="text">
      <style:text-properties fo:font-style="normal" officeooo:rsid="0057833b" style:font-style-asian="normal" style:font-style-complex="normal"/>
    </style:style>
    <style:style style:name="T47" style:family="text">
      <style:text-properties fo:font-style="normal" officeooo:rsid="0058939d" style:font-style-asian="normal" style:font-style-complex="normal"/>
    </style:style>
    <style:style style:name="T48" style:family="text">
      <style:text-properties fo:font-style="normal" officeooo:rsid="005ab894" style:font-style-asian="normal" style:font-style-complex="normal"/>
    </style:style>
    <style:style style:name="T49" style:family="text">
      <style:text-properties fo:font-style="normal" officeooo:rsid="005ab9d4" style:font-style-asian="normal" style:font-style-complex="normal"/>
    </style:style>
    <style:style style:name="T50" style:family="text">
      <style:text-properties fo:font-style="normal" officeooo:rsid="005c47e1" style:font-style-asian="normal" style:font-style-complex="normal"/>
    </style:style>
    <style:style style:name="T51" style:family="text">
      <style:text-properties fo:font-style="normal" officeooo:rsid="005e41dc" style:font-style-asian="normal" style:font-style-complex="normal"/>
    </style:style>
    <style:style style:name="T52" style:family="text">
      <style:text-properties fo:font-style="normal" officeooo:rsid="005f7340" style:font-style-asian="normal" style:font-style-complex="normal"/>
    </style:style>
    <style:style style:name="T53" style:family="text">
      <style:text-properties fo:font-style="normal" officeooo:rsid="005f7f84" style:font-style-asian="normal" style:font-style-complex="normal"/>
    </style:style>
    <style:style style:name="T54" style:family="text">
      <style:text-properties fo:font-style="normal" officeooo:rsid="005fa089" style:font-style-asian="normal" style:font-style-complex="normal"/>
    </style:style>
    <style:style style:name="T55" style:family="text">
      <style:text-properties fo:font-style="normal" officeooo:rsid="00613a24" style:font-style-asian="normal" style:font-style-complex="normal"/>
    </style:style>
    <style:style style:name="T56" style:family="text">
      <style:text-properties fo:font-style="normal" officeooo:rsid="00627b0b" style:font-style-asian="normal" style:font-style-complex="normal"/>
    </style:style>
    <style:style style:name="T57" style:family="text">
      <style:text-properties fo:font-style="normal" officeooo:rsid="006332a0" style:font-style-asian="normal" style:font-style-complex="normal"/>
    </style:style>
    <style:style style:name="T58" style:family="text">
      <style:text-properties fo:font-style="normal" officeooo:rsid="006479b3" style:font-style-asian="normal" style:font-style-complex="normal"/>
    </style:style>
    <style:style style:name="T59" style:family="text">
      <style:text-properties fo:font-style="normal" officeooo:rsid="00660c89" style:font-style-asian="normal" style:font-style-complex="normal"/>
    </style:style>
    <style:style style:name="T60" style:family="text">
      <style:text-properties fo:font-style="normal" officeooo:rsid="0067aaf9" style:font-style-asian="normal" style:font-style-complex="normal"/>
    </style:style>
    <style:style style:name="T61" style:family="text">
      <style:text-properties fo:font-style="normal" officeooo:rsid="0067cefb" style:font-style-asian="normal" style:font-style-complex="normal"/>
    </style:style>
    <style:style style:name="T62" style:family="text">
      <style:text-properties fo:font-style="normal" officeooo:rsid="006b4470" style:font-style-asian="normal" style:font-style-complex="normal"/>
    </style:style>
    <style:style style:name="T63" style:family="text">
      <style:text-properties fo:font-style="normal" officeooo:rsid="006c3a18" style:font-style-asian="normal" style:font-style-complex="normal"/>
    </style:style>
    <style:style style:name="T64" style:family="text">
      <style:text-properties fo:font-style="normal" officeooo:rsid="006cfea0" style:font-style-asian="normal" style:font-style-complex="normal"/>
    </style:style>
    <style:style style:name="T65" style:family="text">
      <style:text-properties fo:font-style="normal" officeooo:rsid="006f5a1d" style:font-style-asian="normal" style:font-style-complex="normal"/>
    </style:style>
    <style:style style:name="T66" style:family="text">
      <style:text-properties officeooo:rsid="00727f7f"/>
    </style:style>
    <style:style style:name="T67" style:family="text">
      <style:text-properties officeooo:rsid="0073c117"/>
    </style:style>
    <style:style style:name="T68" style:family="text">
      <style:text-properties officeooo:rsid="0073fd95"/>
    </style:style>
    <style:style style:name="T69" style:family="text">
      <style:text-properties officeooo:rsid="007685cc"/>
    </style:style>
    <style:style style:name="T70" style:family="text">
      <style:text-properties officeooo:rsid="0077986c"/>
    </style:style>
    <style:style style:name="T71" style:family="text">
      <style:text-properties officeooo:rsid="0078fa12"/>
    </style:style>
    <style:style style:name="T72" style:family="text">
      <style:text-properties officeooo:rsid="007bbeff"/>
    </style:style>
    <style:style style:name="T73" style:family="text">
      <style:text-properties officeooo:rsid="007bfd59"/>
    </style:style>
    <style:style style:name="T74" style:family="text">
      <style:text-properties officeooo:rsid="0080a39c"/>
    </style:style>
    <style:style style:name="T75" style:family="text">
      <style:text-properties officeooo:rsid="0083db86"/>
    </style:style>
    <style:style style:name="T76" style:family="text">
      <style:text-properties officeooo:rsid="009480a7"/>
    </style:style>
    <style:style style:name="T77" style:family="text">
      <style:text-properties officeooo:rsid="009aa109"/>
    </style:style>
    <style:style style:name="T78" style:family="text">
      <style:text-properties officeooo:rsid="009d3fd8"/>
    </style:style>
    <style:style style:name="T79" style:family="text">
      <style:text-properties officeooo:rsid="009ec2e1"/>
    </style:style>
    <style:style style:name="T80" style:family="text">
      <style:text-properties officeooo:rsid="00a273e6"/>
    </style:style>
    <style:style style:name="T81" style:family="text">
      <style:text-properties officeooo:rsid="00a41c24"/>
    </style:style>
    <style:style style:name="T82" style:family="text">
      <style:text-properties officeooo:rsid="00a4f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Нарастающий</text:span> визг с неба. <text:span text:style-name="T1">Такое уже случалось, но этот раз ни в какое сравнение.</text:span></text:p>
      <text:p text:style-name="P2">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6">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3"><text:span text:style-name="T15">Тронулись</text:span>. Потянулись цепочкой, покидая вокзал, покидая центр города, <text:span text:style-name="T15">покатили через</text:span> его старые, <text:span text:style-name="T4">заброшенные</text:span> районы. <text:span text:style-name="T1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7"><text:span text:style-name="T18">Поезд</text:span> остановил<text:span text:style-name="T19">ся</text:span>. Дальше <text:span text:style-name="T1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4">Некоторые ждут в одиночестве, некоторые делят сво<text:span text:style-name="T14">ё</text:span> невидим<text:span text:style-name="T14">о</text:span>е <text:span text:style-name="T14">помещение</text:span> с другими. Не видно не зги, да, <text:span text:style-name="T1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12">пугал, лгал своим детям. Каждому случалось слышать голос, что говорит, казалось, только с ним, типа: «Ты </text:span><text:soft-page-break/><text:span text:style-name="T12">ж ведь не веришь, что спасёшься. Брось, теперь-то мы знаем кто мы такие. Никто и не собирался спасать </text:span><text:span text:style-name="T7">тебя</text:span><text:span text:style-name="T12">, приятель….»</text:span></text:p>
      <text:p text:style-name="P5">Выхода нет. Лежи и жди, лежи тихо, не двигайся. <text:span text:style-name="T13">Визг с неба не утихает. Когда это приходит, придёт в темноте, или со своим каким-то светом? Свет придёт до, или после?</text:span></text:p>
      <text:p text:style-name="P8">Но уже светло. <text:span text:style-name="T2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22">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24">храпя</text:span><text:span text:style-name="T22"> и сопя на все лады самоповторным хором, покуда свет Лондона, зимний тягучий свет, ширится в </text:span><text:span text:style-name="T25">вертикальных</text:span><text:span text:style-name="T23"> </text:span><text:span text:style-name="T25">переплётах </text:span><text:span text:style-name="T23">окон, </text:span><text:span text:style-name="T24">ширится в слоях вчерашнего дыма, что всё ещё висит, редея, с навощённых балок потолка. </text:span><text:span text:style-name="T25">А</text:span><text:span text:style-name="T24"> эти распростёртые горизонтал</text:span><text:span text:style-name="T25">ы</text:span><text:span text:style-name="T24">, товарищи по оружию, </text:span><text:span text:style-name="T25">что </text:span><text:span text:style-name="T24">разрумянились, как компашка голландских мужиков, </text:span><text:span text:style-name="T25">которые</text:span><text:span text:style-name="T24"> видят </text:span><text:span text:style-name="T25">в снах</text:span><text:span text:style-name="T24"> своё воскрешении в следующие пару минут.</text:span></text:p>
      <text:p text:style-name="P9"><text:span text:style-name="T24">Е</text:span><text:span text:style-name="T20">го </text:span><text:span text:style-name="T25">звание</text:span><text:span text:style-name="T20"> капитан, </text:span><text:span text:style-name="T25">имя</text:span><text:span text:style-name="T20"> Джефри («Пират») Прентис. </text:span><text:span text:style-name="T26">Он ук</text:span><text:span text:style-name="T38">рыт</text:span><text:span text:style-name="T26"> т</text:span><text:span text:style-name="T38">ёплым</text:span><text:span text:style-name="T26">ым одеялом, <text:s/></text:span><text:span text:style-name="T38">шотландская расцветка из</text:span><text:span text:style-name="T26"> оранжевого, ржавого, алого. У его черепа такое ощущение, словно он из металла. </text:span></text:p>
      <text:p text:style-name="P10"><text:span text:style-name="T40">Прямиком</text:span><text:span text:style-name="T20"> над ним, на высоте четырёх метров, Тэди Блот вот-вот свалится с балкончика музыкантов, выбрав для падения </text:span><text:span text:style-name="T2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28">воткнутый в задний карман, который как-то там зацепился—</text:span></text:p>
      <text:p text:style-name="P11"><text:span text:style-name="T20">На этот момент Пирату уже удалось сесть на своей узкой холостяцкой кровати и зыркнуть вверх. Как ужасно. </text:span><text:span text:style-name="T38">Просто</text:span><text:span text:style-name="T20"> ужасно бля… </text:span><text:span text:style-name="T38">вверху раздался</text:span><text:span text:style-name="T20"> треск материи. </text:span><text:span text:style-name="T29">Подготовка к выполнению спецзаданий выработала в нём быстроту реакций. </text:span><text:span text:style-name="T39">С</text:span><text:span text:style-name="T29">прыг</text:span><text:span text:style-name="T39">нув</text:span><text:span text:style-name="T29"> с кровати,</text:span><text:span text:style-name="T39"> он</text:span><text:span text:style-name="T29"> ударом ноги посылает её кат</text:span><text:span text:style-name="T39">ну</text:span><text:span text:style-name="T29">ться на своих колёсиках в направлении Блота. </text:span><text:span text:style-name="T39">Оборвавшись</text:span><text:span text:style-name="T29">, Блот шмякнулся точно посерёдке под громкий звяк пружин сетки. Одна ножка отлетела. «</text:span><text:span text:style-name="T30">Добро</text:span><text:span text:style-name="T41">е</text:span><text:span text:style-name="T30"> утро»</text:span><text:span text:style-name="T31">,–</text:span><text:span text:style-name="T30"> отметил Пират. </text:span><text:span text:style-name="T32">Блот кратко улыбнулся и снова уснул, уютно укутавшись в одеяло Пирата.</text:span></text:p>
      <text:p text:style-name="P12"><text:span text:style-name="T32">Б</text:span><text:span text:style-name="T2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33">и увлекался культивацией фармацевтических растений на крыше здания (недавно молодой Осби Фил возродил эту традицию),</text:span><text:span text:style-name="T34"> слишком мало, чтоб выдержать туманы и мороз и в основном возвращались, в виде фрагментов </text:span><text:span text:style-name="T38">специфичных</text:span><text:span text:style-name="T34"> алкалоидов, в почву на крыше, так же как и удобрение от троицы призовых Вессекских свиноматок размещённых там </text:span><text:span text:style-name="T41">восприемником</text:span><text:span text:style-name="T35"> Роспа, </text:span><text:span text:style-name="T36">и опавшие листья многих декоративных деревьев </text:span><text:span text:style-name="T37">трансплантированных на крышу </text:span><text:span text:style-name="T36">последующими обитателями,</text:span><text:span text:style-name="T4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42">в напластование, почти в полметра, невероятного чернозёма, на котором может произрастать что угодно, да хоть бы и бананы. Пират, доведённый до отчаяния дефицитом военного времени на бананы, </text:span><text:span text:style-name="T48">решил соорудить на крыше стеклянную оранжерею и </text:span><text:span text:style-name="T4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13"><text:span text:style-name="T42">П</text:span><text:span text:style-name="T2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14"><text:span text:style-name="T2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text:span><text:soft-page-break/><text:span text:style-name="T20">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47">а </text:span><text:span text:style-name="T20">электростанци</text:span><text:span text:style-name="T47">и</text:span><text:span text:style-name="T20"> и нефтеперегонный за нею </text:span><text:span text:style-name="T46">проступают</text:span><text:span text:style-name="T43"> чётко: трубы, сифоны, башни, </text:span><text:span text:style-name="T45">колонны</text:span><text:span text:style-name="T43">, </text:span><text:span text:style-name="T44">круч</text:span><text:span text:style-name="T46">ен</text:span><text:span text:style-name="T44">ные</text:span><text:span text:style-name="T43"> </text:span><text:span text:style-name="T45">клубы</text:span><text:span text:style-name="T43"> пара и дыма….</text:span></text:p>
      <text:p text:style-name="P15"><text:span text:style-name="T43">– </text:span><text:span text:style-name="T49">Ххахх!</text:span><text:span text:style-name="T43">– </text:span><text:span text:style-name="T49">Пират в беззвучном рёве следит как его выдох всплывает над парапетами, «ххахх!» <text:s/>Верхушки крыш в утреннем танце. </text:span><text:span text:style-name="T50">Его гигантские вязки бананов, </text:span><text:span text:style-name="T52">сияюще</text:span><text:span text:style-name="T50"> жёлты</text:span><text:span text:style-name="T53">х</text:span><text:span text:style-name="T50">, влажно зелёны</text:span><text:span text:style-name="T53">х</text:span><text:span text:style-name="T50">. </text:span><text:span text:style-name="T51">Его друзья внизу предвкушают в своих снах Банановый Завтрак. Этот надраенный день обещает быть не хуже, чем любой—</text:span></text:p>
      <text:p text:style-name="P17"><text:span text:style-name="T20">Так ли? Далеко на востоке, в самом низу розовеющего неба что-то сверкнуло, очень ярко. </text:span><text:span text:style-name="T54">Новая звезда, совсем незаметная. Он опирается на парапет, всматриваясь. </text:span><text:span text:style-name="T55">Искорка точки уже превратилась в белую вертикальную чёрточку. </text:span><text:span text:style-name="T56">Должно быть уже где-то над Северным морем… не ближе… внизу ледяные поля и холодное пятно солнца….</text:span></text:p>
      <text:p text:style-name="P18"><text:span text:style-name="T20">Что это? </text:span><text:span text:style-name="T57">Такого раньше не бывало. Но Пират всё равно знает что. Он видел филь</text:span><text:span text:style-name="T59">м</text:span><text:span text:style-name="T57">, всего пару недель назад… это след испарения. Уже на ширину пальца выше. И это не самолёт. Отвесно вверх самолёт не запускают. </text:span><text:span text:style-name="T58">Это новая, и всё ещё Самая Секретная, немецкая ракета бомба.</text:span></text:p>
      <text:p text:style-name="P16"><text:span text:style-name="T43">– </text:span><text:span text:style-name="T58">Входящая почта.</text:span><text:span text:style-name="T43">– </text:span><text:span text:style-name="T58">он произнёс это или только подумал? </text:span><text:span text:style-name="T5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19"><text:span text:style-name="T59">О? </text:span><text:span text:style-name="T20">Никаких о: за дугой поверхности земного шара, к востоку, солнце </text:span><text:span text:style-name="T60">оттуда</text:span><text:span text:style-name="T20">, только что взошло над Голландией, ударяет в выхлопные пары ракеты, все </text:span><text:span text:style-name="T60">эти </text:span><text:span text:style-name="T20">капли, кристалы, заставля</text:span><text:span text:style-name="T60">ет</text:span><text:span text:style-name="T20"> ярко блестеть через море….</text:span></text:p>
      <text:p text:style-name="P20"><text:span text:style-name="T2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61">к</text:span><text:span text:style-name="T20">ета будет тут прежде, чем Пират увидит восход солнца.</text:span></text:p>
      <text:p text:style-name="P20"><text:span text:style-name="T20">След, смазанный, слегка порванный натрое, висит в небе. </text:span><text:span text:style-name="T61">Сама ракета, уже как чисто баллистический снаряд, поднялась выше. Теперь невидима.</text:span></text:p>
      <text:p text:style-name="P21"><text:span text:style-name="T20">Может надо что-то сделать… дозвониться в штаб в Станморе, должны засечь её радарами над Проливом</text:span><text:span text:style-name="T51">—</text:span><text:span text:style-name="T2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2"><text:span text:style-name="T20">Собирай бананы. Он топает по чёрному компосту </text:span><text:span text:style-name="T63">в </text:span><text:span text:style-name="T20">оранжере</text:span><text:span text:style-name="T63">ю</text:span><text:span text:style-name="T2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20">….</text:span></text:p>
      <text:p text:style-name="P23"><text:span text:style-name="T20">Каркас пронизан дневным светом, молочные стёкла благодушно лучатся вниз. Откуда тут быть зиме</text:span><text:span text:style-name="T51">—</text:span><text:span text:style-name="T20">даже </text:span><text:span text:style-name="T62">этой</text:span><text:span text:style-name="T51">—</text:span><text:span text:style-name="T62">достаточно</text:span><text:span text:style-name="T20"> суровой чтобы состарить это железо, которое может петь на ветру, </text:span><text:span text:style-name="T62">или за</text:span><text:span text:style-name="T63">ст</text:span><text:span text:style-name="T62">ить эти окна, что открываются в другую пору года, обманно сохранённую?</text:span></text:p>
      <text:p text:style-name="P24"><text:span text:style-name="T62">П</text:span><text:span text:style-name="T20">ират взглядывает на свои часы. Не с чего отсчитать. Поры лица начинает пощипывать. </text:span><text:span text:style-name="T64">Стирая все мысли</text:span><text:span text:style-name="T51">—</text:span><text:span text:style-name="T64">как учат коммандос</text:span><text:span text:style-name="T51">—</text:span><text:span text:style-name="T6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5"><text:span text:style-name="T64">О</text:span><text:span text:style-name="T20">братно в зиму. Бывший след напрочь исчез с неба. Кожу Пирата покрыл пот холодный почти как лёд. </text:span></text:p>
      <text:p text:style-name="P25"><text:soft-page-break/><text:span text:style-name="T20">Какое-то время уходит, чтобы закурить сигарету. Он не услышит как </text:span><text:span text:style-name="T65">долетит</text:span><text:span text:style-name="T20"> эта штука. </text:span><text:span text:style-name="T6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6"><text:span text:style-name="T20">Что если попадёт точнёхонько</text:span><text:span text:style-name="T51">—</text:span><text:span text:style-name="T20">ах, нет</text:span><text:span text:style-name="T51">—</text:span><text:span text:style-name="T20">вся эта жуткая масса сверху, бьёт в череп по темени….</text:span></text:p>
      <text:p text:style-name="P44">Нахохлив плечи, Пират несёт свои бананы по винтовой лестнице</text:p>
      <text:p text:style-name="P27"/>
      <text:p text:style-name="P28">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67">уж</text:span> не вспомнить… Нарезать бананы кусками. За<text:span text:style-name="T75">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66">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66"> взорвёт нас всех в один прекрасный день, ох, ха,ха, как пить дать. Начистить целые бананы для гриля пока нагреется. Где эти зефиры….</text:span></text:p>
      <text:p text:style-name="P29">На кухню, покачиваясь, прибрёл Тедди Блот, голова укутана одеялом Пирата, <text:span text:style-name="T75">поскользнулся</text:span> на кожуре банана и шлёпнулся на задницу. «Самоубился»,– бормочет он.</text:p>
      <text:p text:style-name="P29">– Немцы это за тебя сделают. Угадай что я видел с крыши.</text:p>
      <text:p text:style-name="P29">– Ту V-2 в полёте?</text:p>
      <text:p text:style-name="P29">– A4, да.</text:p>
      <text:p text:style-name="P29">– Я видел её из окна. Минут десять назад. <text:span text:style-name="T68">С</text:span>транн<text:span text:style-name="T68">ый вид</text:span>, нет? С тех пор всё тихо, а ты слышал? Наверно, недолёт. В море, что ли.</text:p>
      <text:p text:style-name="P30">– <text:span text:style-name="T68">Десять минут?</text:span>– <text:span text:style-name="T68">пытается свериться со своими часами.</text:span></text:p>
      <text:p text:style-name="P30">– <text:span text:style-name="T68">Не меньше.</text:span>– <text:span text:style-name="T68">Блот сидит на полу, впихивая кожуру в лацкан своей пижамы под вид бутоньерки.</text:span></text:p>
      <text:p text:style-name="P32">Пират идёт к телефону и всё-таки звонит в Стенмор. Придётся проходить обычную, долгую рутину, но он уже перестал верить в увиденную им ракету. <text:span text:style-name="T69">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69">.»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31">– <text:span text:style-name="T70">Не кисни,</text:span>– <text:span text:style-name="T70">говорит Блот пробираясь обратно к разваленной койке.</text:span>– <text:span text:style-name="T70">Будут другие».</text:span></text:p>
      <text:p text:style-name="P33">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71">и каждая может свалиться на него</text:span>. <text:span text:style-name="T71">Никто, по обе стороны фронта, не знает сколько будет ещё других. Или просто не следить за небом?</text:span></text:p>
      <text:p text:style-name="P34">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34"/>
      <text:p text:style-name="P35"><text:span text:style-name="T72">А ну-ка,</text:span> оторв<text:span text:style-name="T72">и</text:span> сво<text:span text:style-name="T72">ю жопу</text:span> от пола,</text:p>
      <text:p text:style-name="P35">(пожуй банан-чик)</text:p>
      <text:p text:style-name="P35">Зубы почисть и вперёд, на войну!</text:p>
      <text:p text:style-name="P35"><text:span text:style-name="T72">Махни</text:span> на прощанье спящей стране,</text:p>
      <text:p text:style-name="P35">И мечт<text:span text:style-name="T72">ам пошли</text:span> поцелуй,</text:p>
      <text:p text:style-name="P35">Скажи Мисс Гребл,</text:p>
      <text:p text:style-name="P35">У тебя не стоит,</text:p>
      <text:p text:style-name="P35"><text:soft-page-break/><text:span text:style-name="T73">И не</text:span> встанет до самой Победы, о,</text:p>
      <text:p text:style-name="P35">Но <text:span text:style-name="T73">потом </text:span>на гражданке всё <text:span text:style-name="T73">будет</text:span> торчком,</text:p>
      <text:p text:style-name="P35">(пожуй банан-чик)</text:p>
      <text:p text:style-name="P36">Вино шипучее, девульки жгучие<text:span text:style-name="T73">—</text:span></text:p>
      <text:p text:style-name="P37">Осталось лишь пару немчур победить,</text:p>
      <text:p text:style-name="P37">Так улыбнись пошире, <text:span text:style-name="T73">улыбкой лучшей в мире,</text:span></text:p>
      <text:p text:style-name="P38">И не заставляй нас повторять—</text:p>
      <text:p text:style-name="P37"><text:span text:style-name="T73">Тебе пора</text:span> от пола жопу <text:span text:style-name="T73">оторвать!</text:span></text:p>
      <text:p text:style-name="P37"/>
      <text:p text:style-name="P39">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40">На кухне, зефиры с чёрного рынка шмякаются в сироп <text:span text:style-name="T74">налитый в верхнюю ёмкость</text:span> пароварки Пирата, <text:span text:style-name="T74">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41">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77">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42">И вот через все комнаты ширится, взамен застоялого дыма ночи, <text:s/>алкоголя и пота, хрупкий, <text:span text:style-name="T76">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43"><text:soft-page-break/>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78">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79">(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45">Раздавшись, телефонный звонок враз прорезает шум в комнате, все похмелья, чесание задниц, звяк блюд, обсуждение дел, <text:span text:style-name="T80">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45">– <text:span text:style-name="T81">Твой работодатель.</text:span></text:p>
      <text:p text:style-name="P46">– <text:span text:style-name="T81">Это нечестно,</text:span>– <text:span text:style-name="T81">стонет Пират,</text:span>– <text:span text:style-name="T81">я ещё не делал свои утренние отжимания.</text:span></text:p>
      <text:p text:style-name="P48">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47">«<text:span text:style-name="T82">Доставлено изумительным способом,»</text:span>– <text:span text:style-name="T82">голос повышен и раздражён,</text:span>– «<text:span text:style-name="T82">никто из </text:span><text:span text:style-name="T11">моих</text:span><text:span text:style-name="T82"> знакомых так не умничает. </text:span><text:span text:style-name="T11">Мне</text:span><text:span text:style-name="T82">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вернувшись в трапезную к остальны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1T15:54:04.929254376</dc:date>
    <meta:editing-duration>PT14H27M32S</meta:editing-duration>
    <meta:editing-cycles>108</meta:editing-cycles>
    <meta:generator>LibreOffice/6.1.5.2$Linux_X86_64 LibreOffice_project/10$Build-2</meta:generator>
    <meta:document-statistic meta:table-count="0" meta:image-count="0" meta:object-count="0" meta:page-count="6" meta:paragraph-count="66" meta:word-count="2993" meta:character-count="20313" meta:non-whitespace-character-count="17380"/>
  </office:meta>
</office:document-meta>
</file>